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0.9264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1193in"/>
    </style:style>
    <style:style style:name="co10" style:family="table-column">
      <style:table-column-properties fo:break-before="auto" style:column-width="1.2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4"/>
    <style:style style:name="ce12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17" style:family="table-cell" style:parent-style-name="Default" style:data-style-name="N11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7" table:default-cell-style-name="ce11"/>
        <table:table-column table:style-name="co9" table:number-columns-repeated="3" table:default-cell-style-name="ce11"/>
        <table:table-column table:style-name="co10" table:default-cell-style-name="ce11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puts – change me</text:p>
          </table:table-cell>
          <table:covered-table-cell table:style-name="ce5"/>
          <table:table-cell/>
          <table:table-cell table:style-name="ce8" office:value-type="string" calcext:value-type="string">
            <text:p>TPS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.00</text:p>
          </table:table-cell>
          <table:table-cell table:style-name="ce14" office:value-type="float" office:value="10" calcext:value-type="float">
            <text:p>10.00</text:p>
          </table:table-cell>
          <table:table-cell table:style-name="ce14" office:value-type="float" office:value="17.42" calcext:value-type="float">
            <text:p>17.42</text:p>
          </table:table-cell>
          <table:table-cell table:style-name="ce14" office:value-type="float" office:value="30" calcext:value-type="float">
            <text:p>30.00</text:p>
          </table:table-cell>
          <table:table-cell table:style-name="ce14" office:value-type="float" office:value="35.0461342592593" calcext:value-type="float">
            <text:p>35.05</text:p>
          </table:table-cell>
          <table:table-cell table:style-name="ce14" office:value-type="float" office:value="60" calcext:value-type="float">
            <text:p>60.00</text:p>
          </table:table-cell>
          <table:table-cell table:style-name="ce14" office:value-type="float" office:value="120" calcext:value-type="float">
            <text:p>120.00</text:p>
          </table:table-cell>
          <table:table-cell table:style-name="ce14" office:value-type="float" office:value="240" calcext:value-type="float">
            <text:p>240.00</text:p>
          </table:table-cell>
          <table:table-cell table:style-name="ce14" office:value-type="float" office:value="480" calcext:value-type="float">
            <text:p>480.00</text:p>
          </table:table-cell>
          <table:table-cell table:style-name="ce14" office:value-type="float" office:value="1000" calcext:value-type="float">
            <text:p>1,000.00</text:p>
          </table:table-cell>
          <table:table-cell table:style-name="ce15" office:value-type="float" office:value="2000" calcext:value-type="float">
            <text:p>2,000.00</text:p>
          </table:table-cell>
        </table:table-row>
        <table:table-row table:style-name="ro1">
          <table:table-cell table:style-name="ce2" office:value-type="string" calcext:value-type="string">
            <text:p>Round time</text:p>
          </table:table-cell>
          <table:table-cell table:style-name="ce6" office:value-type="float" office:value="2.87" calcext:value-type="float">
            <text:p>2.87</text:p>
          </table:table-cell>
          <table:table-cell/>
          <table:table-cell table:style-name="ce2" office:value-type="string" calcext:value-type="string">
            <text:p>TPB</text:p>
          </table:table-cell>
          <table:table-cell table:formula="of:=[.E1]*[.$B2]" office:value-type="float" office:value="0" calcext:value-type="float">
            <text:p>0.00</text:p>
          </table:table-cell>
          <table:table-cell table:formula="of:=[.F1]*[.$B2]" office:value-type="float" office:value="14.35" calcext:value-type="float">
            <text:p>14.35</text:p>
          </table:table-cell>
          <table:table-cell table:formula="of:=[.G1]*[.$B2]" office:value-type="float" office:value="28.7" calcext:value-type="float">
            <text:p>28.70</text:p>
          </table:table-cell>
          <table:table-cell table:formula="of:=[.H1]*[.$B2]" office:value-type="float" office:value="49.9954" calcext:value-type="float">
            <text:p>50.00</text:p>
          </table:table-cell>
          <table:table-cell table:formula="of:=[.I1]*[.$B2]" office:value-type="float" office:value="86.1" calcext:value-type="float">
            <text:p>86.10</text:p>
          </table:table-cell>
          <table:table-cell table:formula="of:=[.J1]*[.$B2]" office:value-type="float" office:value="100.582405324074" calcext:value-type="float">
            <text:p>100.58</text:p>
          </table:table-cell>
          <table:table-cell table:formula="of:=[.K1]*[.$B2]" office:value-type="float" office:value="172.2" calcext:value-type="float">
            <text:p>172.20</text:p>
          </table:table-cell>
          <table:table-cell table:formula="of:=[.L1]*[.$B2]" office:value-type="float" office:value="344.4" calcext:value-type="float">
            <text:p>344.40</text:p>
          </table:table-cell>
          <table:table-cell table:formula="of:=[.M1]*[.$B2]" office:value-type="float" office:value="688.8" calcext:value-type="float">
            <text:p>688.80</text:p>
          </table:table-cell>
          <table:table-cell table:formula="of:=[.N1]*[.$B2]" office:value-type="float" office:value="1377.6" calcext:value-type="float">
            <text:p>1,377.60</text:p>
          </table:table-cell>
          <table:table-cell table:formula="of:=[.O1]*[.$B2]" office:value-type="float" office:value="2870" calcext:value-type="float">
            <text:p>2,870.00</text:p>
          </table:table-cell>
          <table:table-cell table:style-name="ce16" table:formula="of:=[.P1]*[.$B2]" office:value-type="float" office:value="5740" calcext:value-type="float">
            <text:p>5,740.00</text:p>
          </table:table-cell>
        </table:table-row>
        <table:table-row table:style-name="ro1">
          <table:table-cell table:style-name="ce2" office:value-type="string" calcext:value-type="string">
            <text:p>Burn rate per fee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Supply add per block</text:p>
          </table:table-cell>
          <table:table-cell table:style-name="Default" table:formula="of:=[.$B4]" office:value-type="float" office:value="0.25" calcext:value-type="float">
            <text:p>0.25</text:p>
          </table:table-cell>
          <table:table-cell table:style-name="Default" table:formula="of:=[.$B4]" office:value-type="float" office:value="0.25" calcext:value-type="float">
            <text:p>0.25</text:p>
          </table:table-cell>
          <table:table-cell table:style-name="Default" table:formula="of:=[.$B4]" office:value-type="float" office:value="0.25" calcext:value-type="float">
            <text:p>0.25</text:p>
          </table:table-cell>
          <table:table-cell table:style-name="Default" table:formula="of:=[.$B4]" office:value-type="float" office:value="0.25" calcext:value-type="float">
            <text:p>0.25</text:p>
          </table:table-cell>
          <table:table-cell table:style-name="Default" table:formula="of:=[.$B4]" office:value-type="float" office:value="0.25" calcext:value-type="float">
            <text:p>0.25</text:p>
          </table:table-cell>
          <table:table-cell table:style-name="Default" table:formula="of:=[.$B4]" office:value-type="float" office:value="0.25" calcext:value-type="float">
            <text:p>0.25</text:p>
          </table:table-cell>
          <table:table-cell table:style-name="Default" table:formula="of:=[.$B4]" office:value-type="float" office:value="0.25" calcext:value-type="float">
            <text:p>0.25</text:p>
          </table:table-cell>
          <table:table-cell table:style-name="Default" table:formula="of:=[.$B4]" office:value-type="float" office:value="0.25" calcext:value-type="float">
            <text:p>0.25</text:p>
          </table:table-cell>
          <table:table-cell table:style-name="Default" table:formula="of:=[.$B4]" office:value-type="float" office:value="0.25" calcext:value-type="float">
            <text:p>0.25</text:p>
          </table:table-cell>
          <table:table-cell table:style-name="Default" table:formula="of:=[.$B4]" office:value-type="float" office:value="0.25" calcext:value-type="float">
            <text:p>0.25</text:p>
          </table:table-cell>
          <table:table-cell table:style-name="Default" table:formula="of:=[.$B4]" office:value-type="float" office:value="0.25" calcext:value-type="float">
            <text:p>0.25</text:p>
          </table:table-cell>
          <table:table-cell table:style-name="ce6" table:formula="of:=[.$B4]" office:value-type="float" office:value="0.25" calcext:value-type="float">
            <text:p>0.25</text:p>
          </table:table-cell>
        </table:table-row>
        <table:table-row table:style-name="ro1">
          <table:table-cell table:style-name="ce2" office:value-type="string" calcext:value-type="string">
            <text:p>Issuance per block</text:p>
          </table:table-cell>
          <table:table-cell table:style-name="ce6" office:value-type="float" office:value="0.25" calcext:value-type="float">
            <text:p>0.25</text:p>
          </table:table-cell>
          <table:table-cell/>
          <table:table-cell table:style-name="ce2" office:value-type="string" calcext:value-type="string">
            <text:p>Supply remove per block</text:p>
          </table:table-cell>
          <table:table-cell table:style-name="Default" table:formula="of:=[.E2]*[.$B5]*[.$B3]" office:value-type="float" office:value="0" calcext:value-type="float">
            <text:p>0</text:p>
          </table:table-cell>
          <table:table-cell table:style-name="Default" table:formula="of:=[.F2]*[.$B5]*[.$B3]" office:value-type="float" office:value="0.07175" calcext:value-type="float">
            <text:p>0.07175</text:p>
          </table:table-cell>
          <table:table-cell table:style-name="Default" table:formula="of:=[.G2]*[.$B5]*[.$B3]" office:value-type="float" office:value="0.1435" calcext:value-type="float">
            <text:p>0.1435</text:p>
          </table:table-cell>
          <table:table-cell table:style-name="Default" table:formula="of:=[.H2]*[.$B5]*[.$B3]" office:value-type="float" office:value="0.249977" calcext:value-type="float">
            <text:p>0.249977</text:p>
          </table:table-cell>
          <table:table-cell table:style-name="Default" table:formula="of:=[.I2]*[.$B5]*[.$B3]" office:value-type="float" office:value="0.4305" calcext:value-type="float">
            <text:p>0.4305</text:p>
          </table:table-cell>
          <table:table-cell table:style-name="Default" table:formula="of:=[.J2]*[.$B5]*[.$B3]" office:value-type="float" office:value="0.50291202662037" calcext:value-type="float">
            <text:p>0.50291202662037</text:p>
          </table:table-cell>
          <table:table-cell table:style-name="Default" table:formula="of:=[.K2]*[.$B5]*[.$B3]" office:value-type="float" office:value="0.861" calcext:value-type="float">
            <text:p>0.861</text:p>
          </table:table-cell>
          <table:table-cell table:style-name="Default" table:formula="of:=[.L2]*[.$B5]*[.$B3]" office:value-type="float" office:value="1.722" calcext:value-type="float">
            <text:p>1.722</text:p>
          </table:table-cell>
          <table:table-cell table:style-name="Default" table:formula="of:=[.M2]*[.$B5]*[.$B3]" office:value-type="float" office:value="3.444" calcext:value-type="float">
            <text:p>3.444</text:p>
          </table:table-cell>
          <table:table-cell table:style-name="Default" table:formula="of:=[.N2]*[.$B5]*[.$B3]" office:value-type="float" office:value="6.888" calcext:value-type="float">
            <text:p>6.888</text:p>
          </table:table-cell>
          <table:table-cell table:style-name="Default" table:formula="of:=[.O2]*[.$B5]*[.$B3]" office:value-type="float" office:value="14.35" calcext:value-type="float">
            <text:p>14.35</text:p>
          </table:table-cell>
          <table:table-cell table:style-name="ce6" table:formula="of:=[.P2]*[.$B5]*[.$B3]" office:value-type="float" office:value="28.7" calcext:value-type="float">
            <text:p>28.7</text:p>
          </table:table-cell>
        </table:table-row>
        <table:table-row table:style-name="ro1">
          <table:table-cell table:style-name="ce3" office:value-type="string" calcext:value-type="string">
            <text:p>Txn fee</text:p>
          </table:table-cell>
          <table:table-cell table:style-name="ce7" office:value-type="float" office:value="0.01" calcext:value-type="float">
            <text:p>0.01</text:p>
          </table:table-cell>
          <table:table-cell/>
          <table:table-cell table:style-name="ce2" office:value-type="string" calcext:value-type="string">
            <text:p>Net supply change per block</text:p>
          </table:table-cell>
          <table:table-cell table:formula="of:=[.E3]-[.E4]" office:value-type="float" office:value="0.25" calcext:value-type="float">
            <text:p>0.25</text:p>
          </table:table-cell>
          <table:table-cell table:formula="of:=[.F3]-[.F4]" office:value-type="float" office:value="0.17825" calcext:value-type="float">
            <text:p>0.18</text:p>
          </table:table-cell>
          <table:table-cell table:formula="of:=[.G3]-[.G4]" office:value-type="float" office:value="0.1065" calcext:value-type="float">
            <text:p>0.11</text:p>
          </table:table-cell>
          <table:table-cell table:formula="of:=[.H3]-[.H4]" office:value-type="float" office:value="0.0000229999999999675" calcext:value-type="float">
            <text:p>0.00</text:p>
          </table:table-cell>
          <table:table-cell table:formula="of:=[.I3]-[.I4]" office:value-type="float" office:value="-0.1805" calcext:value-type="float">
            <text:p>-0.18</text:p>
          </table:table-cell>
          <table:table-cell table:formula="of:=[.J3]-[.J4]" office:value-type="float" office:value="-0.25291202662037" calcext:value-type="float">
            <text:p>-0.25</text:p>
          </table:table-cell>
          <table:table-cell table:formula="of:=[.K3]-[.K4]" office:value-type="float" office:value="-0.611" calcext:value-type="float">
            <text:p>-0.61</text:p>
          </table:table-cell>
          <table:table-cell table:formula="of:=[.L3]-[.L4]" office:value-type="float" office:value="-1.472" calcext:value-type="float">
            <text:p>-1.47</text:p>
          </table:table-cell>
          <table:table-cell table:formula="of:=[.M3]-[.M4]" office:value-type="float" office:value="-3.194" calcext:value-type="float">
            <text:p>-3.19</text:p>
          </table:table-cell>
          <table:table-cell table:formula="of:=[.N3]-[.N4]" office:value-type="float" office:value="-6.638" calcext:value-type="float">
            <text:p>-6.64</text:p>
          </table:table-cell>
          <table:table-cell table:formula="of:=[.O3]-[.O4]" office:value-type="float" office:value="-14.1" calcext:value-type="float">
            <text:p>-14.10</text:p>
          </table:table-cell>
          <table:table-cell table:style-name="ce16" table:formula="of:=[.P3]-[.P4]" office:value-type="float" office:value="-28.45" calcext:value-type="float">
            <text:p>-28.45</text:p>
          </table:table-cell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11"/>
          <table:table-cell table:style-name="ce6"/>
        </table:table-row>
        <table:table-row table:style-name="ro1">
          <table:table-cell table:number-columns-repeated="3"/>
          <table:table-cell table:style-name="ce2" office:value-type="string" calcext:value-type="string">
            <text:p>Net supply change per day</text:p>
          </table:table-cell>
          <table:table-cell table:formula="of:=[.E5]*[.$B12]" office:value-type="float" office:value="7526" calcext:value-type="float">
            <text:p>7,526.00</text:p>
          </table:table-cell>
          <table:table-cell table:formula="of:=[.F5]*[.$B12]" office:value-type="float" office:value="5366.038" calcext:value-type="float">
            <text:p>5,366.04</text:p>
          </table:table-cell>
          <table:table-cell table:formula="of:=[.G5]*[.$B12]" office:value-type="float" office:value="3206.076" calcext:value-type="float">
            <text:p>3,206.08</text:p>
          </table:table-cell>
          <table:table-cell table:formula="of:=[.H5]*[.$B12]" office:value-type="float" office:value="0.692391999999021" calcext:value-type="float">
            <text:p>0.69</text:p>
          </table:table-cell>
          <table:table-cell table:formula="of:=[.I5]*[.$B12]" office:value-type="float" office:value="-5433.772" calcext:value-type="float">
            <text:p>-5,433.77</text:p>
          </table:table-cell>
          <table:table-cell table:formula="of:=[.J5]*[.$B12]" office:value-type="float" office:value="-7613.66364937963" calcext:value-type="float">
            <text:p>-7,613.66</text:p>
          </table:table-cell>
          <table:table-cell table:formula="of:=[.K5]*[.$B12]" office:value-type="float" office:value="-18393.544" calcext:value-type="float">
            <text:p>-18,393.54</text:p>
          </table:table-cell>
          <table:table-cell table:formula="of:=[.L5]*[.$B12]" office:value-type="float" office:value="-44313.088" calcext:value-type="float">
            <text:p>-44,313.09</text:p>
          </table:table-cell>
          <table:table-cell table:formula="of:=[.M5]*[.$B12]" office:value-type="float" office:value="-96152.176" calcext:value-type="float">
            <text:p>-96,152.18</text:p>
          </table:table-cell>
          <table:table-cell table:formula="of:=[.N5]*[.$B12]" office:value-type="float" office:value="-199830.352" calcext:value-type="float">
            <text:p>-199,830.35</text:p>
          </table:table-cell>
          <table:table-cell table:formula="of:=[.O5]*[.$B12]" office:value-type="float" office:value="-424466.4" calcext:value-type="float">
            <text:p>-424,466.40</text:p>
          </table:table-cell>
          <table:table-cell table:style-name="ce16" table:formula="of:=[.P5]*[.$B12]" office:value-type="float" office:value="-856458.8" calcext:value-type="float">
            <text:p>-856,458.80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Derived – leave me be</text:p>
          </table:table-cell>
          <table:covered-table-cell/>
          <table:table-cell/>
          <table:table-cell table:style-name="ce2" office:value-type="string" calcext:value-type="string">
            <text:p>Net supply change per year</text:p>
          </table:table-cell>
          <table:table-cell table:formula="of:=[.E7]*365" office:value-type="float" office:value="2746990" calcext:value-type="float">
            <text:p>2,746,990.00</text:p>
          </table:table-cell>
          <table:table-cell table:formula="of:=[.F7]*365" office:value-type="float" office:value="1958603.87" calcext:value-type="float">
            <text:p>1,958,603.87</text:p>
          </table:table-cell>
          <table:table-cell table:formula="of:=[.G7]*365" office:value-type="float" office:value="1170217.74" calcext:value-type="float">
            <text:p>1,170,217.74</text:p>
          </table:table-cell>
          <table:table-cell table:formula="of:=[.H7]*365" office:value-type="float" office:value="252.723079999643" calcext:value-type="float">
            <text:p>252.72</text:p>
          </table:table-cell>
          <table:table-cell table:formula="of:=[.I7]*365" office:value-type="float" office:value="-1983326.78" calcext:value-type="float">
            <text:p>-1,983,326.78</text:p>
          </table:table-cell>
          <table:table-cell table:formula="of:=[.J7]*365" office:value-type="float" office:value="-2778987.23202357" calcext:value-type="float">
            <text:p>-2,778,987.23</text:p>
          </table:table-cell>
          <table:table-cell table:formula="of:=[.K7]*365" office:value-type="float" office:value="-6713643.56" calcext:value-type="float">
            <text:p>-6,713,643.56</text:p>
          </table:table-cell>
          <table:table-cell table:formula="of:=[.L7]*365" office:value-type="float" office:value="-16174277.12" calcext:value-type="float">
            <text:p>-16,174,277.12</text:p>
          </table:table-cell>
          <table:table-cell table:formula="of:=[.M7]*365" office:value-type="float" office:value="-35095544.24" calcext:value-type="float">
            <text:p>-35,095,544.24</text:p>
          </table:table-cell>
          <table:table-cell table:formula="of:=[.N7]*365" office:value-type="float" office:value="-72938078.48" calcext:value-type="float">
            <text:p>-72,938,078.48</text:p>
          </table:table-cell>
          <table:table-cell table:formula="of:=[.O7]*365" office:value-type="float" office:value="-154930236" calcext:value-type="float">
            <text:p>-154,930,236.00</text:p>
          </table:table-cell>
          <table:table-cell table:style-name="ce16" table:formula="of:=[.P7]*365" office:value-type="float" office:value="-312607462" calcext:value-type="float">
            <text:p>-312,607,462.00</text:p>
          </table:table-cell>
        </table:table-row>
        <table:table-row table:style-name="ro1">
          <table:table-cell office:value-type="string" calcext:value-type="string">
            <text:p>Break-even TPB</text:p>
          </table:table-cell>
          <table:table-cell table:formula="of:=[.B4]/([.B5]*[.B3])" office:value-type="float" office:value="50" calcext:value-type="float">
            <text:p>50</text:p>
          </table:table-cell>
          <table:table-cell/>
          <table:table-cell table:style-name="ce2"/>
          <table:table-cell table:style-name="Default" table:number-columns-repeated="11"/>
          <table:table-cell table:style-name="ce6"/>
        </table:table-row>
        <table:table-row table:style-name="ro1">
          <table:table-cell office:value-type="string" calcext:value-type="string">
            <text:p>Break-even TPS</text:p>
          </table:table-cell>
          <table:table-cell table:formula="of:=[.B9]/[.B2]" office:value-type="float" office:value="17.4216027874564" calcext:value-type="float">
            <text:p>17.4216027874564</text:p>
          </table:table-cell>
          <table:table-cell/>
          <table:table-cell table:style-name="ce9" office:value-type="string" calcext:value-type="string">
            <text:p>Inflation/year</text:p>
          </table:table-cell>
          <table:table-cell table:style-name="ce12" table:formula="of:=([.E8]+[.$B13])/[.$B13]-1" office:value-type="percentage" office:value="0.000274698999999989" calcext:value-type="percentage">
            <text:p>0.03%</text:p>
          </table:table-cell>
          <table:table-cell table:style-name="ce12" table:formula="of:=([.F8]+[.$B13])/[.$B13]-1" office:value-type="percentage" office:value="0.000195860387000035" calcext:value-type="percentage">
            <text:p>0.02%</text:p>
          </table:table-cell>
          <table:table-cell table:style-name="ce12" table:formula="of:=([.G8]+[.$B13])/[.$B13]-1" office:value-type="percentage" office:value="0.000117021774000081" calcext:value-type="percentage">
            <text:p>0.01%</text:p>
          </table:table-cell>
          <table:table-cell table:style-name="ce12" table:formula="of:=([.H8]+[.$B13])/[.$B13]-1" office:value-type="percentage" office:value="0.00000002527230802407" calcext:value-type="percentage">
            <text:p>0.00%</text:p>
          </table:table-cell>
          <table:table-cell table:style-name="ce12" table:formula="of:=([.I8]+[.$B13])/[.$B13]-1" office:value-type="percentage" office:value="-0.000198332678000068" calcext:value-type="percentage">
            <text:p>-0.02%</text:p>
          </table:table-cell>
          <table:table-cell table:style-name="ce12" table:formula="of:=([.J8]+[.$B13])/[.$B13]-1" office:value-type="percentage" office:value="-0.000277898723202274" calcext:value-type="percentage">
            <text:p>-0.03%</text:p>
          </table:table-cell>
          <table:table-cell table:style-name="ce12" table:formula="of:=([.K8]+[.$B13])/[.$B13]-1" office:value-type="percentage" office:value="-0.000671364355999904" calcext:value-type="percentage">
            <text:p>-0.07%</text:p>
          </table:table-cell>
          <table:table-cell table:style-name="ce12" table:formula="of:=([.L8]+[.$B13])/[.$B13]-1" office:value-type="percentage" office:value="-0.00161742771200013" calcext:value-type="percentage">
            <text:p>-0.16%</text:p>
          </table:table-cell>
          <table:table-cell table:style-name="ce12" table:formula="of:=([.M8]+[.$B13])/[.$B13]-1" office:value-type="percentage" office:value="-0.00350955442400003" calcext:value-type="percentage">
            <text:p>-0.35%</text:p>
          </table:table-cell>
          <table:table-cell table:style-name="ce12" table:formula="of:=([.N8]+[.$B13])/[.$B13]-1" office:value-type="percentage" office:value="-0.00729380784799993" calcext:value-type="percentage">
            <text:p>-0.73%</text:p>
          </table:table-cell>
          <table:table-cell table:style-name="ce12" table:formula="of:=([.O8]+[.$B13])/[.$B13]-1" office:value-type="percentage" office:value="-0.0154930236" calcext:value-type="percentage">
            <text:p>-1.55%</text:p>
          </table:table-cell>
          <table:table-cell table:style-name="ce17" table:formula="of:=([.P8]+[.$B13])/[.$B13]-1" office:value-type="percentage" office:value="-0.0312607462" calcext:value-type="percentage">
            <text:p>-3.13%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11"/>
          <table:table-cell table:style-name="ce16"/>
        </table:table-row>
        <table:table-row table:style-name="ro1">
          <table:table-cell office:value-type="string" calcext:value-type="string">
            <text:p>Blocks/day</text:p>
          </table:table-cell>
          <table:table-cell table:formula="of:=FLOOR(86400/[.B2])" office:value-type="float" office:value="30104" calcext:value-type="float">
            <text:p>30104</text:p>
          </table:table-cell>
          <table:table-cell/>
          <table:table-cell table:style-name="ce2" office:value-type="string" calcext:value-type="string">
            <text:p>Net supply change per decade</text:p>
          </table:table-cell>
          <table:table-cell table:formula="of:=[.E8]*10" office:value-type="float" office:value="27469900" calcext:value-type="float">
            <text:p>27,469,900.00</text:p>
          </table:table-cell>
          <table:table-cell table:formula="of:=[.F8]*10" office:value-type="float" office:value="19586038.7" calcext:value-type="float">
            <text:p>19,586,038.70</text:p>
          </table:table-cell>
          <table:table-cell table:formula="of:=[.G8]*10" office:value-type="float" office:value="11702177.4" calcext:value-type="float">
            <text:p>11,702,177.40</text:p>
          </table:table-cell>
          <table:table-cell table:formula="of:=[.H8]*10" office:value-type="float" office:value="2527.23079999643" calcext:value-type="float">
            <text:p>2,527.23</text:p>
          </table:table-cell>
          <table:table-cell table:formula="of:=[.I8]*10" office:value-type="float" office:value="-19833267.8" calcext:value-type="float">
            <text:p>-19,833,267.80</text:p>
          </table:table-cell>
          <table:table-cell table:formula="of:=[.J8]*10" office:value-type="float" office:value="-27789872.3202357" calcext:value-type="float">
            <text:p>-27,789,872.32</text:p>
          </table:table-cell>
          <table:table-cell table:formula="of:=[.K8]*10" office:value-type="float" office:value="-67136435.6" calcext:value-type="float">
            <text:p>-67,136,435.60</text:p>
          </table:table-cell>
          <table:table-cell table:formula="of:=[.L8]*10" office:value-type="float" office:value="-161742771.2" calcext:value-type="float">
            <text:p>-161,742,771.20</text:p>
          </table:table-cell>
          <table:table-cell table:formula="of:=[.M8]*10" office:value-type="float" office:value="-350955442.4" calcext:value-type="float">
            <text:p>-350,955,442.40</text:p>
          </table:table-cell>
          <table:table-cell table:formula="of:=[.N8]*10" office:value-type="float" office:value="-729380784.8" calcext:value-type="float">
            <text:p>-729,380,784.80</text:p>
          </table:table-cell>
          <table:table-cell table:formula="of:=[.O8]*10" office:value-type="float" office:value="-1549302360" calcext:value-type="float">
            <text:p>-1,549,302,360.00</text:p>
          </table:table-cell>
          <table:table-cell table:style-name="ce16" table:formula="of:=[.P8]*10" office:value-type="float" office:value="-3126074620" calcext:value-type="float">
            <text:p>-3,126,074,620.00</text:p>
          </table:table-cell>
        </table:table-row>
        <table:table-row table:style-name="ro1">
          <table:table-cell office:value-type="string" calcext:value-type="string">
            <text:p>initial supply</text:p>
          </table:table-cell>
          <table:table-cell office:value-type="float" office:value="10000000000" calcext:value-type="float">
            <text:p>10000000000</text:p>
          </table:table-cell>
          <table:table-cell/>
          <table:table-cell table:style-name="ce3" office:value-type="string" calcext:value-type="string">
            <text:p>Inflation/decate</text:p>
          </table:table-cell>
          <table:table-cell table:style-name="ce13" table:formula="of:=([.$B13]+[.E12])/[.$B13]-1" office:value-type="percentage" office:value="0.00274698999999989" calcext:value-type="percentage">
            <text:p>0.27%</text:p>
          </table:table-cell>
          <table:table-cell table:style-name="ce13" table:formula="of:=([.$B13]+[.F12])/[.$B13]-1" office:value-type="percentage" office:value="0.00195860387000013" calcext:value-type="percentage">
            <text:p>0.20%</text:p>
          </table:table-cell>
          <table:table-cell table:style-name="ce13" table:formula="of:=([.$B13]+[.G12])/[.$B13]-1" office:value-type="percentage" office:value="0.00117021773999992" calcext:value-type="percentage">
            <text:p>0.12%</text:p>
          </table:table-cell>
          <table:table-cell table:style-name="ce13" table:formula="of:=([.$B13]+[.H12])/[.$B13]-1" office:value-type="percentage" office:value="0.00000025272308001867" calcext:value-type="percentage">
            <text:p>0.00%</text:p>
          </table:table-cell>
          <table:table-cell table:style-name="ce13" table:formula="of:=([.$B13]+[.I12])/[.$B13]-1" office:value-type="percentage" office:value="-0.00198332677999991" calcext:value-type="percentage">
            <text:p>-0.20%</text:p>
          </table:table-cell>
          <table:table-cell table:style-name="ce13" table:formula="of:=([.$B13]+[.J12])/[.$B13]-1" office:value-type="percentage" office:value="-0.00277898723202363" calcext:value-type="percentage">
            <text:p>-0.28%</text:p>
          </table:table-cell>
          <table:table-cell table:style-name="ce13" table:formula="of:=([.$B13]+[.K12])/[.$B13]-1" office:value-type="percentage" office:value="-0.00671364356000004" calcext:value-type="percentage">
            <text:p>-0.67%</text:p>
          </table:table-cell>
          <table:table-cell table:style-name="ce13" table:formula="of:=([.$B13]+[.L12])/[.$B13]-1" office:value-type="percentage" office:value="-0.0161742771200001" calcext:value-type="percentage">
            <text:p>-1.62%</text:p>
          </table:table-cell>
          <table:table-cell table:style-name="ce13" table:formula="of:=([.$B13]+[.M12])/[.$B13]-1" office:value-type="percentage" office:value="-0.0350955442399999" calcext:value-type="percentage">
            <text:p>-3.51%</text:p>
          </table:table-cell>
          <table:table-cell table:style-name="ce13" table:formula="of:=([.$B13]+[.N12])/[.$B13]-1" office:value-type="percentage" office:value="-0.0729380784799999" calcext:value-type="percentage">
            <text:p>-7.29%</text:p>
          </table:table-cell>
          <table:table-cell table:style-name="ce13" table:formula="of:=([.$B13]+[.O12])/[.$B13]-1" office:value-type="percentage" office:value="-0.154930236" calcext:value-type="percentage">
            <text:p>-15.49%</text:p>
          </table:table-cell>
          <table:table-cell table:style-name="ce18" table:formula="of:=([.$B13]+[.P12])/[.$B13]-1" office:value-type="percentage" office:value="-0.312607462" calcext:value-type="percentage">
            <text:p>-31.26%</text:p>
          </table:table-cell>
        </table:table-row>
        <table:table-row table:style-name="ro1">
          <table:table-cell table:number-columns-repeated="4"/>
          <table:table-cell table:style-name="Default" table:number-columns-repeated="11"/>
          <table:table-cell/>
        </table:table-row>
        <table:table-row table:style-name="ro1" table:number-rows-repeated="104856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2:28:39.645881496</meta:creation-date>
    <dc:date>2024-01-31T03:01:36.056568678</dc:date>
    <meta:editing-duration>PT10M55S</meta:editing-duration>
    <meta:editing-cycles>2</meta:editing-cycles>
    <meta:generator>LibreOffice/7.3.7.2$Linux_X86_64 LibreOffice_project/30$Build-2</meta:generator>
    <meta:document-statistic meta:table-count="1" meta:cell-count="148" meta:object-count="0"/>
  </office:meta>
</office:document-meta>
</file>